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2.52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1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70">
            <text:p>170</text:p>
          </table:table-cell>
          <table:table-cell table:style-name="ce3" table:formula="of:=COUNTA([.D3:.J9])+COUNTA([.D10:.J29])" office:value-type="float" office:value="19">
            <text:p>19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100529100529101">
            <text:p>10,05%</text:p>
          </table:table-cell>
          <table:table-cell table:style-name="ce3" table:number-columns-repeated="1012"/>
        </table:table-row>
        <table:table-row table:style-name="ro3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6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3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7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28-10-2009</text:date>, <text:time>01:0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10-28T00:45:36</dc:date>
    <meta:editing-duration>PT01H51M27S</meta:editing-duration>
    <meta:editing-cycles>4</meta:editing-cycles>
    <meta:generator>OpenOffice.org/3.0$Linux OpenOffice.org_project/300m15$Build-9379</meta:generator>
    <dc:creator>nuno pinheiro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